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agraph-properties fo:margin-left="0in" fo:margin-right="0in" fo:margin-top="0in" fo:margin-bottom="0in" fo:line-height="100%" fo:text-align="start" fo:text-indent="0in" style:text-autospace="ideograph-alpha" style:punctuation-wrap="hanging" style:line-break="strict">
        <style:tab-stops/>
      </style:paragraph-properties>
      <style:text-properties fo:hyphenate="false"/>
    </style:style>
    <style:style style:name="P2" style:family="paragraph" style:parent-style-name="Standard" style:list-style-name="L4">
      <style:text-properties style:font-name="Liberation Serif" officeooo:paragraph-rsid="001ad8f4"/>
    </style:style>
    <style:style style:name="P3" style:family="paragraph" style:parent-style-name="Standard" style:list-style-name="L4">
      <style:text-properties style:font-name="Liberation Serif" officeooo:paragraph-rsid="00303b08"/>
    </style:style>
    <style:style style:name="P4" style:family="paragraph" style:parent-style-name="Standard">
      <style:text-properties style:font-name="Liberation Serif" officeooo:paragraph-rsid="001ad8f4"/>
    </style:style>
    <style:style style:name="P5" style:family="paragraph" style:parent-style-name="Standard" style:list-style-name="L5">
      <style:text-properties style:font-name="Liberation Serif" officeooo:rsid="001aee70" officeooo:paragraph-rsid="001aee70"/>
    </style:style>
    <style:style style:name="P6" style:family="paragraph" style:parent-style-name="Standard">
      <style:text-properties style:font-name="Liberation Serif" officeooo:rsid="001c257a" officeooo:paragraph-rsid="001c257a"/>
    </style:style>
    <style:style style:name="P7" style:family="paragraph" style:parent-style-name="Standard" style:list-style-name="L5">
      <style:text-properties style:font-name="Liberation Serif" officeooo:rsid="001c257a" officeooo:paragraph-rsid="001c257a"/>
    </style:style>
    <style:style style:name="P8" style:family="paragraph" style:parent-style-name="Standard">
      <style:text-properties style:font-name="Liberation Serif" officeooo:paragraph-rsid="001c257a"/>
    </style:style>
    <style:style style:name="P9" style:family="paragraph" style:parent-style-name="Standard" style:list-style-name="L5">
      <style:text-properties style:font-name="Liberation Serif" officeooo:paragraph-rsid="001ad8f4"/>
    </style:style>
    <style:style style:name="P10" style:family="paragraph" style:parent-style-name="Standard" style:list-style-name="L5">
      <style:text-properties style:font-name="Liberation Serif" officeooo:paragraph-rsid="001aee70"/>
    </style:style>
    <style:style style:name="P11" style:family="paragraph" style:parent-style-name="Standard" style:list-style-name="L6">
      <style:text-properties style:font-name="Liberation Serif" officeooo:paragraph-rsid="001aee70"/>
    </style:style>
    <style:style style:name="P12" style:family="paragraph" style:parent-style-name="Standard" style:list-style-name="L7">
      <style:text-properties style:font-name="Liberation Serif" officeooo:paragraph-rsid="001c257a"/>
    </style:style>
    <style:style style:name="P13" style:family="paragraph" style:parent-style-name="Standard">
      <style:text-properties style:font-name="Liberation Serif" officeooo:rsid="00142a81" officeooo:paragraph-rsid="002a2159"/>
    </style:style>
    <style:style style:name="P14" style:family="paragraph" style:parent-style-name="Standard">
      <style:text-properties style:font-name="Liberation Serif" officeooo:paragraph-rsid="00303b08"/>
    </style:style>
    <style:style style:name="P15" style:family="paragraph" style:parent-style-name="Standard">
      <style:text-properties officeooo:paragraph-rsid="001ad8f4"/>
    </style:style>
    <style:style style:name="P16" style:family="paragraph" style:parent-style-name="Standard" style:list-style-name="L10">
      <style:text-properties officeooo:paragraph-rsid="002aa340"/>
    </style:style>
    <style:style style:name="P17" style:family="paragraph" style:parent-style-name="Text_20_body">
      <style:paragraph-properties fo:text-align="start" style:justify-single-word="false"/>
      <style:text-properties style:font-name="Liberation Serif" officeooo:paragraph-rsid="00196183"/>
    </style:style>
    <style:style style:name="P18" style:family="paragraph" style:parent-style-name="Text_20_body">
      <style:paragraph-properties fo:text-align="start" style:justify-single-word="false"/>
      <style:text-properties style:font-name="Liberation Serif" officeooo:paragraph-rsid="00191625"/>
    </style:style>
    <style:style style:name="P19" style:family="paragraph" style:parent-style-name="Text_20_body">
      <style:text-properties style:font-name="Liberation Serif" officeooo:rsid="00142a81" officeooo:paragraph-rsid="00142a81"/>
    </style:style>
    <style:style style:name="P20" style:family="paragraph" style:parent-style-name="Text_20_body">
      <style:text-properties style:font-name="Liberation Serif" officeooo:rsid="00142a81" officeooo:paragraph-rsid="002a2159"/>
    </style:style>
    <style:style style:name="P21" style:family="paragraph" style:parent-style-name="Text_20_body">
      <style:text-properties style:font-name="Liberation Serif" officeooo:paragraph-rsid="002261bd"/>
    </style:style>
    <style:style style:name="P22" style:family="paragraph" style:parent-style-name="Text_20_body">
      <style:text-properties style:font-name="Liberation Serif" officeooo:rsid="00143d96" officeooo:paragraph-rsid="00143d96"/>
    </style:style>
    <style:style style:name="P23" style:family="paragraph" style:parent-style-name="Text_20_body">
      <style:text-properties style:font-name="Liberation Serif" officeooo:rsid="00152033" officeooo:paragraph-rsid="002aa340"/>
    </style:style>
    <style:style style:name="P24" style:family="paragraph" style:parent-style-name="Text_20_body">
      <style:text-properties style:font-name="Liberation Serif" officeooo:paragraph-rsid="00152033"/>
    </style:style>
    <style:style style:name="P25" style:family="paragraph" style:parent-style-name="Text_20_body" style:list-style-name="L2">
      <style:text-properties style:font-name="Liberation Serif" officeooo:paragraph-rsid="00175951"/>
    </style:style>
    <style:style style:name="P26" style:family="paragraph" style:parent-style-name="Text_20_body" style:list-style-name="L2">
      <style:text-properties style:font-name="Liberation Serif" fo:font-weight="normal" officeooo:paragraph-rsid="00175951" style:font-weight-asian="normal" style:font-weight-complex="normal"/>
    </style:style>
    <style:style style:name="P27" style:family="paragraph" style:parent-style-name="Text_20_body" style:list-style-name="L3">
      <style:text-properties style:font-name="Liberation Serif" officeooo:paragraph-rsid="00191625"/>
    </style:style>
    <style:style style:name="P28" style:family="paragraph" style:parent-style-name="Text_20_body">
      <style:paragraph-properties fo:text-align="start" style:justify-single-word="false"/>
      <style:text-properties style:font-name="Liberation Serif" officeooo:rsid="00191625" officeooo:paragraph-rsid="002c81c9"/>
    </style:style>
    <style:style style:name="P29" style:family="paragraph" style:parent-style-name="Text_20_body">
      <style:paragraph-properties fo:text-align="start" style:justify-single-word="false"/>
      <style:text-properties style:font-name="Liberation Serif" officeooo:rsid="00191625" officeooo:paragraph-rsid="002e3c35"/>
    </style:style>
    <style:style style:name="P30" style:family="paragraph" style:parent-style-name="Text_20_body" style:list-style-name="L11">
      <style:text-properties officeooo:paragraph-rsid="002aa340"/>
    </style:style>
    <style:style style:name="P31" style:family="paragraph" style:parent-style-name="Text_20_body" style:list-style-name="L11">
      <style:text-properties officeooo:paragraph-rsid="003209b8"/>
    </style:style>
    <style:style style:name="P32" style:family="paragraph" style:parent-style-name="Heading_20_2">
      <style:paragraph-properties fo:text-align="center" style:justify-single-word="false"/>
      <style:text-properties style:font-name="Liberation Serif"/>
    </style:style>
    <style:style style:name="P33" style:family="paragraph" style:parent-style-name="Heading_20_2">
      <style:paragraph-properties fo:text-align="center" style:justify-single-word="false"/>
      <style:text-properties style:font-name="Liberation Serif" officeooo:paragraph-rsid="00142a81"/>
    </style:style>
    <style:style style:name="P34" style:family="paragraph" style:parent-style-name="Heading_20_2">
      <style:paragraph-properties fo:text-align="center" style:justify-single-word="false"/>
      <style:text-properties style:font-name="Liberation Serif" officeooo:rsid="00142a81" officeooo:paragraph-rsid="00142a81"/>
    </style:style>
    <style:style style:name="P35" style:family="paragraph" style:parent-style-name="Heading_20_2">
      <style:paragraph-properties fo:text-align="center" style:justify-single-word="false"/>
      <style:text-properties style:font-name="Liberation Serif" officeooo:rsid="00143d96" officeooo:paragraph-rsid="00143d96"/>
    </style:style>
    <style:style style:name="P36" style:family="paragraph" style:parent-style-name="Footnote">
      <style:text-properties officeooo:rsid="00143d96" officeooo:paragraph-rsid="00143d96"/>
    </style:style>
    <style:style style:name="P37" style:family="paragraph" style:parent-style-name="Footnote">
      <style:text-properties officeooo:rsid="00152033" officeooo:paragraph-rsid="00152033"/>
    </style:style>
    <style:style style:name="P38" style:family="paragraph" style:parent-style-name="Footnote">
      <style:text-properties officeooo:rsid="00248d9d" officeooo:paragraph-rsid="00248d9d"/>
    </style:style>
    <style:style style:name="P39"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T1" style:family="text">
      <style:text-properties officeooo:rsid="00142a81"/>
    </style:style>
    <style:style style:name="T2" style:family="text">
      <style:text-properties officeooo:rsid="00152033"/>
    </style:style>
    <style:style style:name="T3" style:family="text">
      <style:text-properties officeooo:rsid="0016433f"/>
    </style:style>
    <style:style style:name="T4" style:family="text">
      <style:text-properties officeooo:rsid="00175951"/>
    </style:style>
    <style:style style:name="T5" style:family="text">
      <style:text-properties officeooo:rsid="00191625"/>
    </style:style>
    <style:style style:name="T6" style:family="text">
      <style:text-properties officeooo:rsid="00196183"/>
    </style:style>
    <style:style style:name="T7" style:family="text">
      <style:text-properties officeooo:rsid="001ad8f4"/>
    </style:style>
    <style:style style:name="T8" style:family="text">
      <style:text-properties style:font-name="Liberation Serif"/>
    </style:style>
    <style:style style:name="T9" style:family="text">
      <style:text-properties style:font-name="Liberation Serif" fo:font-size="13.5pt" officeooo:rsid="001ad8f4"/>
    </style:style>
    <style:style style:name="T10" style:family="text">
      <style:text-properties style:font-name="Liberation Serif" officeooo:rsid="00142a81"/>
    </style:style>
    <style:style style:name="T11" style:family="text">
      <style:text-properties style:font-name="Liberation Serif" officeooo:rsid="002aa340"/>
    </style:style>
    <style:style style:name="T12" style:family="text">
      <style:text-properties fo:color="#ffffff" fo:font-size="13.5pt"/>
    </style:style>
    <style:style style:name="T13" style:family="text">
      <style:text-properties fo:font-size="13.5pt"/>
    </style:style>
    <style:style style:name="T14" style:family="text">
      <style:text-properties fo:font-size="13.5pt" officeooo:rsid="001ad8f4"/>
    </style:style>
    <style:style style:name="T15" style:family="text">
      <style:text-properties fo:font-size="13.5pt" officeooo:rsid="002311ba"/>
    </style:style>
    <style:style style:name="T16" style:family="text">
      <style:text-properties fo:font-size="13.5pt" officeooo:rsid="0024586f"/>
    </style:style>
    <style:style style:name="T17" style:family="text">
      <style:text-properties fo:font-size="13.5pt" officeooo:rsid="00274a42"/>
    </style:style>
    <style:style style:name="T18" style:family="text">
      <style:text-properties fo:font-size="13.5pt" officeooo:rsid="001aee70"/>
    </style:style>
    <style:style style:name="T19" style:family="text">
      <style:text-properties fo:font-size="13.5pt" fo:font-style="italic" style:font-style-asian="italic" style:font-style-complex="italic"/>
    </style:style>
    <style:style style:name="T20" style:family="text">
      <style:text-properties fo:font-size="13.5pt" officeooo:rsid="001c257a"/>
    </style:style>
    <style:style style:name="T21" style:family="text">
      <style:text-properties fo:font-size="13.5pt" officeooo:rsid="002795b0"/>
    </style:style>
    <style:style style:name="T22" style:family="text">
      <style:text-properties fo:font-size="13.5pt" officeooo:rsid="002825ec"/>
    </style:style>
    <style:style style:name="T23" style:family="text">
      <style:text-properties officeooo:rsid="001c257a"/>
    </style:style>
    <style:style style:name="T24" style:family="text">
      <style:text-properties officeooo:rsid="00203602"/>
    </style:style>
    <style:style style:name="T25" style:family="text">
      <style:text-properties officeooo:rsid="0020d199"/>
    </style:style>
    <style:style style:name="T26" style:family="text">
      <style:text-properties officeooo:rsid="002261bd"/>
    </style:style>
    <style:style style:name="T27" style:family="text">
      <style:text-properties officeooo:rsid="00249d98"/>
    </style:style>
    <style:style style:name="T28" style:family="text">
      <style:text-properties officeooo:rsid="002a2159"/>
    </style:style>
    <style:style style:name="T29" style:family="text">
      <style:text-properties officeooo:rsid="002aa340"/>
    </style:style>
    <style:style style:name="T30" style:family="text">
      <style:text-properties officeooo:rsid="0036380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border="solid" style:wrap="run-through" style:number-wrapped-paragraphs="no-limit" style:vertical-pos="from-top" style:horizontal-pos="from-left" style:horizontal-rel="paragraph"/>
    </style:style>
    <style:style style:name="gr2" style:family="graphic" style:data-style-name="C10030">
      <style:graphic-properties fo:border="solid" style:wrap="run-through" style:number-wrapped-paragraphs="no-limit" style:vertical-pos="middle" style:vertical-rel="line" style:horizontal-pos="from-left" style:horizontal-rel="paragraph"/>
    </style:style>
    <style:style style:name="gr3" style:family="graphic" style:data-style-name="C10106">
      <style:graphic-properties fo:border="solid" style:wrap="run-through" style:number-wrapped-paragraphs="no-limit" style:vertical-pos="middle" style:vertical-rel="line" style:horizontal-pos="from-left" style:horizontal-rel="paragraph"/>
    </style:style>
    <number:date-style style:name="C10030" number:language="de" number:country="DE" number:automatic-order="true" number:format-source="language">
      <number:day/>
      <number:text>.</number:text>
      <number:month/>
      <number:text>.</number:text>
      <number:year/>
    </number:date-style>
    <number:currency-style style:name="C10106P0" style:volatile="true" number:language="de" number:country="DE">
      <number:number number:decimal-places="2" number:min-integer-digits="1" number:grouping="true"/>
      <number:text> </number:text>
      <number:currency-symbol number:language="de" number:country="DE">€</number:currency-symbol>
    </number:currency-style>
    <number:currency-style style:name="C10106"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C10106P0"/>
    </number:currency-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area form:name="Überlasser" form:control-implementation="ooo:com.sun.star.form.component.TextField" xml:id="control1" form:id="control1" form:current-value="CoderDojo Deutschland e.V., vertreten durch Karsten Himmer"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
            </form:properties>
          </form:textarea>
          <form:textarea form:name="Nutzer"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
            </form:properties>
          </form:textarea>
          <form:textarea form:name="Zweck"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
            </form:properties>
          </form:textarea>
          <form:textarea form:name="Inventar"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
            </form:properties>
          </form:textarea>
          <form:formatted-text form:name="Start" form:control-implementation="ooo:com.sun.star.form.component.FormattedField" xml:id="control5" form:id="control5"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
            </form:properties>
          </form:formatted-text>
          <form:formatted-text form:name="Ende" form:control-implementation="ooo:com.sun.star.form.component.FormattedField" xml:id="control6" form:id="control6"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
            </form:properties>
          </form:formatted-text>
          <form:formatted-text form:name="Kaution" form:control-implementation="ooo:com.sun.star.form.component.FormattedField" xml:id="control7" form:id="control7" form:current-value="0"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
              <form:property form:property-name="Text" office:value-type="string" office:string-value="0,00 €"/>
            </form:properties>
          </form:formatted-text>
          <form:formatted-text form:name="Kaution-Ende" form:control-implementation="ooo:com.sun.star.form.component.FormattedField" xml:id="control8" form:id="control8"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
            </form:properties>
          </form:formatted-text>
          <form:textarea form:name="Zustimmung-Umbau"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
            </form:properties>
          </form:textarea>
          <form:textarea form:name="Vereinbarungen" form:control-implementation="ooo:com.sun.star.form.component.TextField" xml:id="control10" form:id="control10"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
            </form:properties>
          </form:textarea>
          <form:textarea form:name="Unterschrift-Überlasser" form:control-implementation="ooo:com.sun.star.form.component.TextField" xml:id="control11" form:id="control11"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
            </form:properties>
          </form:textarea>
          <form:textarea form:name="Unterschrift-Nutzer" form:control-implementation="ooo:com.sun.star.form.component.TextField" xml:id="control12" form:id="control12"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
            </form:properties>
          </form:textarea>
          <form:textarea form:name="Unterschrift-Vornutzer" form:control-implementation="ooo:com.sun.star.form.component.TextField" xml:id="control13" form:id="control13"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
            </form:properties>
          </form:textarea>
          <form:textarea form:name="Sachen" form:control-implementation="ooo:com.sun.star.form.component.TextField" xml:id="control14" form:id="control14"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
            </form:properties>
          </form:textarea>
          <form:textarea form:name="nicht-sachen" form:control-implementation="ooo:com.sun.star.form.component.TextField" xml:id="control15" form:id="control15"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2">Vertrag zur temporären unentgeldlichen Überlassung von Sachen</text:h>
      <text:p text:style-name="P20">Zwischen (Überlasser) </text:p>
      <text:p text:style-name="P20"><draw:control text:anchor-type="as-char" svg:y="-0.6866in" draw:z-index="0" draw:style-name="gr1" draw:text-style-name="P39" svg:width="6.587in" svg:height="0.6803in" draw:control="control1"/></text:p>
      <text:p text:style-name="P20"><text:span text:style-name="T28">u</text:span>nd (Nutzer)</text:p>
      <text:p text:style-name="P13"><draw:control text:anchor-type="as-char" svg:y="-0.2091in" draw:z-index="1" draw:style-name="gr1" draw:text-style-name="P39" svg:width="6.587in" svg:height="0.6803in" draw:control="control2"/></text:p>
      <text:p text:style-name="P19">wird folgender Vertrag geschlossen:</text:p>
      <text:p text:style-name="P21"><text:span text:style-name="T1">Es werden Sachen zur Nutzung zur Verfügung gestellt, geliehen nach §§598 bis 606 BGB. Vor diesem Hintergrund treffen beide Parteien folgende Regelungen:</text:span></text:p>
      <text:h text:style-name="P34" text:outline-level="2">§ 1 Sachen</text:h>
      <text:list xml:id="list4373361362256077085" text:style-name="L11">
        <text:list-item>
          <text:p text:style-name="P31"><text:span text:style-name="T10">Folgende Sachen werden überlassen</text:span><text:span text:style-name="T10"><text:note text:id="ftn0" text:note-class="footnote"><text:note-citation>1</text:note-citation><text:note-body><text:p text:style-name="P36">Z.B. Rechner</text:p></text:note-body></text:note></text:span><text:span text:style-name="T10">:</text:span><text:span text:style-name="T10"><draw:control text:anchor-type="as-char" svg:y="0in" draw:z-index="13" draw:style-name="gr1" draw:text-style-name="P39" svg:width="6.0504in" svg:height="2.0004in" draw:control="control14"/></text:span></text:p>
        </text:list-item>
        <text:list-item>
          <text:p text:style-name="P31"><text:span text:style-name="T10">Folgendes wird nicht überlassen</text:span><text:span text:style-name="T10"><text:note text:id="ftn1" text:note-class="footnote"><text:note-citation>2</text:note-citation><text:note-body><text:p text:style-name="P36">Z.B. die Festplatten, weil keine drin sind.</text:p></text:note-body></text:note></text:span><text:span text:style-name="T10">:</text:span><text:span text:style-name="T10"><draw:control text:anchor-type="as-char" svg:y="-0.2091in" draw:z-index="14" draw:style-name="gr1" draw:text-style-name="P39" svg:width="6.0941in" svg:height="0.6803in" draw:control="control15"/></text:span></text:p>
        </text:list-item>
        <text:list-item>
          <text:p text:style-name="P30"><text:span text:style-name="T10">Der Nutzer verpflichtet sich, die Sachen nach dem Ende des Vertrages zurückzugeben.</text:span></text:p>
        </text:list-item>
      </text:list>
      <text:h text:style-name="P33" text:outline-level="2"><text:span text:style-name="T1">§ 2 Nutzung</text:span></text:h>
      <text:list xml:id="list7066964798459186531" text:style-name="L10">
        <text:list-item>
          <text:p text:style-name="P16"><text:span text:style-name="T10">Die temporäre unentgeltliche Überlassung der Sachen erfolgt ausschließlich zum Zweck (genaue Beschreibung des Nutzungszwecks)</text:span><text:span text:style-name="T10"><text:note text:id="ftn2" text:note-class="footnote"><text:note-citation>3</text:note-citation><text:note-body><text:p text:style-name="P36">Satzungsgemäße Verwendung reicht nicht. Etwas genauer <text:span text:style-name="T24">aber im Sinne der Satzung.</text:span></text:p></text:note-body></text:note></text:span><text:span text:style-name="T10">:</text:span><text:soft-page-break/><text:span text:style-name="T10"><draw:control text:anchor-type="as-char" svg:y="-0.2091in" draw:z-index="2" draw:style-name="gr1" draw:text-style-name="P39" svg:width="6.1795in" svg:height="1.3004in" draw:control="control3"/></text:span><text:span text:style-name="T11">Je</text:span><text:span text:style-name="T10">de Änderung des Verwendungszweckes bedarf der ausdrücklichen schriftlichen Zustimmung des Überlassers.</text:span></text:p>
        </text:list-item>
        <text:list-item>
          <text:p text:style-name="P16"><text:span text:style-name="T10">Der Nutzer kann durch schriftliche Erklärung gegenüber dem Überlasser von diesem </text:span><text:span text:style-name="T8">Vertrag zurücktreten, wenn ihm eine gegebenenfalls erforderliche Erlaubnis zur oben genannten Nutzung nicht erteilt wird.</text:span></text:p>
        </text:list-item>
      </text:list>
      <text:h text:style-name="P35" text:outline-level="2">§ 3 Ausstattung</text:h>
      <text:p text:style-name="P22">Die Sachen werden wie besichtigt überlassen und sind nach Beendigung des Überlassungsvertrages im gleichen/erneuerten Zustand zu verlassen. Die überlassenen Sachen enthalten folgendes Inventar: <text:span text:style-name="T1"><draw:control text:anchor-type="as-char" svg:y="-0.2091in" draw:z-index="3" draw:style-name="gr1" draw:text-style-name="P39" svg:width="6.587in" svg:height="0.6803in" draw:control="control4"/></text:span></text:p>
      <text:p text:style-name="P22">Dem Nutzer sind die überlassenen Sachen nach ausgiebiger Besichtigung bestens bekannt. Es obliegt dem Nutzer, die für den von ihm beabsichtigten Verwendungszweck gegebenenfalls erforderlichen behördlichen Bewilligungen selbst einzuholen. </text:p>
      <text:h text:style-name="P32" text:outline-level="2">§ 4 Überlassungszeit und Rückgabe</text:h>
      <text:p text:style-name="P23">Der Überlassungszeitraum beginnt am<text:tab/><draw:control text:anchor-type="as-char" draw:z-index="4" draw:style-name="gr2" draw:text-style-name="P39" svg:width="2.5098in" svg:height="0.413in" draw:control="control5"/> <text:s/></text:p>
      <text:p text:style-name="P23">Der Überlassungszeitraum endet am<text:note text:id="ftn3" text:note-class="footnote"><text:note-citation>4</text:note-citation><text:note-body><text:p text:style-name="P37"><text:span text:style-name="T29">Leer lassen</text:span>, wenn <text:span text:style-name="T3">er</text:span> kein Ende hat. <text:span text:style-name="T26">Dann können die Sachen immer zurückgefordert werden.</text:span></text:p></text:note-body></text:note><text:tab/><draw:control text:anchor-type="as-char" draw:z-index="5" draw:style-name="gr2" draw:text-style-name="P39" svg:width="2.5098in" svg:height="0.413in" draw:control="control6"/></text:p>
      <text:p text:style-name="P24"><text:span text:style-name="T2">Nach Beendigung des Überlassungsverhältnisses hat der Nutzer dem Überlasser die überlassenen Sachen in dem Zustand zurückzugeben, in dem er sie bei Vertragsbeginn übernommen hat. Der Nutzer ist verpflichtet, die Räumung, den Rückbau und weitere Obliegenheiten bei Beendigung des Überlassungsverhältnisses, wie insbesondere die Reinigung der überlassenen Sachen, so rechtzeitig vorzunehmen, dass diese vom Überlasser unmittelbar nach Vertragsende weiter verwendet werden können. </text:span>Veränderungen oder Verschlechterungen der <text:span text:style-name="T26">überlassenen</text:span> Sache, die durch den vertragsmäßigen Gebrauch herbeigeführt werden, hat der <text:span text:style-name="T26">Nutzer</text:span> nicht zu vertreten.</text:p>
      <text:h text:style-name="P32" text:outline-level="2">§ 5 Fristlose Kündigung / Haftung bei vertragswidriger Verwendung</text:h>
      <text:list xml:id="list1167953098951839833" text:style-name="L2">
        <text:list-item>
          <text:p text:style-name="P25"><text:span text:style-name="T4">Der Überlasser ist ungeachtet der im § 4 festgelegten Vertragsdauer berechtigt, das Überlassungsverhältnis fristlos zu kündigen und die Herausgabe zu verlangen, wenn der </text:span><text:soft-page-break/><text:span text:style-name="T4">Nutzer</text:span></text:p>
          <text:list>
            <text:list-item>
              <text:p text:style-name="P26"><text:span text:style-name="T4">mit den Zahlungsverpflichtungen in Bezug auf die Kaution § 7 in Verzug gerät oder</text:span></text:p>
            </text:list-item>
            <text:list-item>
              <text:p text:style-name="P25"><text:span text:style-name="T4">die überlassenen Sachen unberechtigt vertragswidrig verwendet. </text:span></text:p>
            </text:list-item>
          </text:list>
        </text:list-item>
        <text:list-item>
          <text:p text:style-name="P25"><text:span text:style-name="T4">Bei vertragswidriger Verwendung der überlassenen Sachen steht dem Überlasser, entsprechend den gesetzlichen Bestimmungen ein Unterlassungsanspruch zu.</text:span></text:p>
        </text:list-item>
        <text:list-item>
          <text:p text:style-name="P25"><text:span text:style-name="T4">Der Nutzer ist berechtigt, das Überlassungsverhältnis fristlos zu kündigen, wenn der Überlasser</text:span></text:p>
          <text:list>
            <text:list-item>
              <text:p text:style-name="P25"><text:span text:style-name="T4">seine vertraglichen Verpflichtungen in einem solchen Maße verletzt, dass dem Nutzer eine Fortsetzung des Überlassungsverhältnisses nicht zugemutet werden kann.</text:span></text:p>
            </text:list-item>
            <text:list-item>
              <text:p text:style-name="P25"><text:span text:style-name="T4">den Nutzer vertragswidrig in seinen Rechten beschränkt.</text:span></text:p>
            </text:list-item>
          </text:list>
        </text:list-item>
        <text:list-item>
          <text:p text:style-name="P25"><text:span text:style-name="T4">Gesetzliche Kündigungsrechte werden durch Nr. 1 bis Nr. 3 nicht eingeschränkt. </text:span></text:p>
        </text:list-item>
      </text:list>
      <text:h text:style-name="P32" text:outline-level="2">§ 6 Überlassungsentgelt</text:h>
      <text:list xml:id="list5473090411985406007" text:style-name="L3">
        <text:list-item>
          <text:p text:style-name="P27"><text:span text:style-name="T5">Die Gebrauchsüberlassung der Sachen erfolgt unentgeltlich.</text:span></text:p>
        </text:list-item>
      </text:list>
      <text:h text:style-name="P32" text:outline-level="2">§ 7 Kaution</text:h>
      <text:p text:style-name="P28">Der Nutzer bezahlt eine Kaution in Höhe von <text:span text:style-name="T30">€</text:span> <draw:control text:anchor-type="as-char" draw:z-index="6" draw:style-name="gr3" draw:text-style-name="P39" svg:width="2.9331in" svg:height="0.413in" draw:control="control7"/></text:p>
      <text:p text:style-name="P29">auf das Konto des Überlassers, <text:span text:style-name="T6">siehe unten,</text:span> bis zum <draw:control text:anchor-type="as-char" draw:z-index="7" draw:style-name="gr2" draw:text-style-name="P39" svg:width="2.5098in" svg:height="0.413in" draw:control="control8"/></text:p>
      <text:p text:style-name="P17"><text:span text:style-name="T6">Inhaber:<text:tab/></text:span>CoderDojo Deutschland e.V.</text:p>
      <text:p text:style-name="P18"><text:span text:style-name="T5">IBAN:<text:tab/><text:tab/></text:span>DE95 5003 1000 1050 8050 06</text:p>
      <text:p text:style-name="P17"><text:span text:style-name="T6">BIC:<text:tab/><text:tab/></text:span>TRODDEF1</text:p>
      <text:h text:style-name="P32" text:outline-level="2"><text:span text:style-name="T7">§ </text:span>8 Bauliche Veränderungen, Ausbesserungen</text:h>
      <text:list xml:id="list3964188173916804728" text:style-name="L4">
        <text:list-item>
          <text:p text:style-name="P2"><text:span text:style-name="T13">Die überlassenen </text:span><text:span text:style-name="T14">Sachen</text:span><text:span text:style-name="T13"> sind vom Nutzer pfleglich und unter größtmöglicher Schonung zu behandeln. Schäden, </text:span><text:span text:style-name="T14">die die zweckgemäße Nutzung</text:span><text:span text:style-name="T13"> an überlassenen </text:span><text:span text:style-name="T14">Sachen einschränken bzw. den Wert mindern,</text:span><text:span text:style-name="T13"> hat der Nutzer dem Überlasser unverzüglich anzuzeigen.</text:span><text:span text:style-name="T13"><text:note text:id="ftn4" text:note-class="footnote"><text:note-citation>5</text:note-citation><text:note-body><text:p text:style-name="P15"><text:span text:style-name="T9"><text:s/>Anzuzeigen ist z.B. dass eine Tastatur kaputt ist. Wenn nur eine Ecke eines alten Rechners bricht ist, schränkt das nicht bei der Nutzung ein uns muss nicht gemeldet werden.</text:span></text:p></text:note-body></text:note></text:span><text:span text:style-name="T14"> </text:span><text:span text:style-name="T13">Etwaige Schadensersatzansprüche des Überlassers bleiben durch die Anzeige unberührt. </text:span></text:p>
        </text:list-item>
        <text:list-item>
          <text:p text:style-name="P2"><text:span text:style-name="T13">Der Überlasser übernimmt keine Wartungs-, Instandhaltungs- und Instandsetzungskosten, die die überlassenen </text:span><text:span text:style-name="T15">Sachen betreffen. </text:span><text:span text:style-name="T13">Jegliche </text:span><text:soft-page-break/><text:span text:style-name="T13">gegebenenfalls gewünschte Wartung, Instandhaltung und Instandsetzung in den überlassenen </text:span><text:span text:style-name="T14">Sachen </text:span><text:span text:style-name="T13">ist im Hinblick auf die Unentgeltlichkeit der Überlassung vom Nutzer zu zahlen. </text:span></text:p>
        </text:list-item>
        <text:list-item>
          <text:p text:style-name="P2"><text:span text:style-name="T13">Aufgrund der Unentgeltlichkeit der Überlassung schuldet der Überlasser auch keine Schönheitsreparaturen. Wünscht der Nutzer Schönheitsreparaturen, hat er diese auf eigene Kosten durchzuführen. </text:span></text:p>
        </text:list-item>
        <text:list-item>
          <text:p text:style-name="P3"><text:span text:style-name="T13">Bauliche Veränderungen an den überlassenen </text:span><text:span text:style-name="T16">Sachen</text:span><text:span text:style-name="T13"> darf der Nutzer nur nach Vorliegen der schriftlichen Zustimmung des Überlassers vornehmen lassen. Die Zustimmung darf ohne Angabe von Gründen verweigert werden. Für folgende bauliche Veränderungen erteilt der Überlasser dem Nutzer bereits jetzt seine Zustimmung</text:span><text:span text:style-name="T13"><text:note text:id="ftn5" text:note-class="footnote"><text:note-citation>6</text:note-citation><text:note-body><text:p text:style-name="P38">Beispiele: Einbau von Festplatten, Auseinanderbauen und <text:span text:style-name="T27">N</text:span>euzusammensetzen von alten Rechnern.</text:p></text:note-body></text:note></text:span><text:span text:style-name="T13">: </text:span><text:span text:style-name="T13"><draw:control text:anchor-type="as-char" svg:y="-0.2091in" draw:z-index="8" draw:style-name="gr1" draw:text-style-name="P39" svg:width="6.1858in" svg:height="0.6803in" draw:control="control9"/></text:span></text:p>
        </text:list-item>
        <text:list-item>
          <text:p text:style-name="P2"><text:span text:style-name="T13">Alle Arbeiten sind von befugten Fachleuten durchzuführen. Bei allen vom Nutzer zulässigerweise vorgenommenen Veränderungen ist auf Kosten des Nutzers der frühere Zustand wiederherzustellen, </text:span><text:span text:style-name="T17">wenn der Überlasser das wünscht</text:span><text:span text:style-name="T13">.</text:span></text:p>
        </text:list-item>
        <text:list-item>
          <text:p text:style-name="P2"><text:span text:style-name="T13">Ausbesserungen und bauliche Veränderungen, die zur Erhaltung de</text:span><text:span text:style-name="T14">r</text:span><text:span text:style-name="T13"> </text:span><text:span text:style-name="T14">Sachen</text:span><text:span text:style-name="T13">, zur Abwendung drohender Gefahren oder zur Beseitigung von Schäden dienen, darf der Überlasser ohne Zustimmung des Nutzers vornehmen lassen. Sollten diese Arbeiten aus anderen Gründen vorgenommen werden, so bedarf es einer Zustimmung des Nutzers dann nicht, wenn sie den Nutzer nur unwesentlich beeinträchtigen; es entstehen keine Schadensersatzansprüche. </text:span></text:p>
        </text:list-item>
      </text:list>
      <text:h text:style-name="P32" text:outline-level="2">§ 9 Nutzungsänderung, Überlassung an Dritte</text:h>
      <text:list xml:id="list3166513144225646845" text:style-name="L5">
        <text:list-item>
          <text:p text:style-name="P9"><text:span text:style-name="T13">Der Nutzer darf die </text:span><text:span text:style-name="T14">Sachen</text:span><text:span text:style-name="T13"> nur mit schriftlicher Zustimmung des Überlassers zu einem anderen als den im Vertrag festgelegten Zweck nutzen. </text:span></text:p>
        </text:list-item>
        <text:list-item>
          <text:p text:style-name="P10"><text:span text:style-name="T13">Eine Untervermietung ist nicht gestattet. Eine Überlassung an Dritte ist nur mit schriftlicher Zustimmung des Überlassers gestattet.</text:span></text:p>
        </text:list-item>
        <text:list-item>
          <text:p text:style-name="P10"><text:span text:style-name="T13">Dem Nutzer ist es ohne ausdrückliche Zustimmung des Überlassers nicht gestattet, die überlassenen </text:span><text:span text:style-name="T18">Sachen</text:span><text:span text:style-name="T13"> oder auch nur Teile davon auf eine sonstige, wie auch immer geartete Weise, entgeltlich oder unentgeltlich, ganz oder teilweise zum Gebrauch durch Dritte zu überlassen.</text:span></text:p>
        </text:list-item>
        <text:list-item>
          <text:p text:style-name="P5"><text:span text:style-name="T13">Sollte der Nutzer die Sachen an Dritte überlassen wollen, so </text:span><text:span text:style-name="T19">kann</text:span><text:span text:style-name="T13"> das geschehen, indem der Überlasser diesen Vertrag mit dem Dritten schließt. Der Nutzer und </text:span><text:span text:style-name="T20">der Dritte</text:span><text:span text:style-name="T13"> können </text:span><text:span text:style-name="T20">zur schnellen Bearbeitung</text:span><text:span text:style-name="T13"> den vorausgefüllten Vertrag an den Vo</text:span><text:span text:style-name="T20">r</text:span><text:span text:style-name="T13">stand des Vereins senden.</text:span></text:p>
        </text:list-item>
        <text:list-item>
          <text:p text:style-name="P7"><text:span text:style-name="T13">Der Nutzer kann vom Überlasser eine Quittung für die </text:span><text:span text:style-name="T21">Rückgabe</text:span><text:span text:style-name="T13"> der Sachen verlangen.</text:span></text:p>
        </text:list-item>
      </text:list>
      <text:h text:style-name="P32" text:outline-level="2">§ 10 Haftung </text:h>
      <text:list xml:id="list7746767353293239928" text:style-name="L6">
        <text:list-item>
          <text:p text:style-name="P11"><text:span text:style-name="T13">Dem Nutzer sind die überlassenen </text:span><text:span text:style-name="T21">Sachen</text:span><text:span text:style-name="T13"> nach ausgiebiger Besichtigung bestens bekannt. Der Überlasser übernimmt keine Haftung für die tatsächliche und/oder </text:span><text:soft-page-break/><text:span text:style-name="T13">rechtliche Tauglichkeit der </text:span><text:span text:style-name="T22">Sachen</text:span><text:span text:style-name="T13"> zu dem vom Nutzer beabsichtigten Nutzungsszweck sowie für sonstige, nicht ausdrücklich vereinbarte Eigenschaften der </text:span><text:span text:style-name="T18">Sachen</text:span><text:span text:style-name="T13">. Es obliegt dem Nutzer, die für den von ihm beabsichtigten Zweck gegebenenfalls erforderlichen Bewilligungen selbst einzuholen. </text:span></text:p>
        </text:list-item>
        <text:list-item>
          <text:p text:style-name="P11"><text:span text:style-name="T13">Der Überlasser haftet nicht für Schäden, die dem Nutzer an den ihm gehörenden Waren und Einrichtungsgegenständen und den entsprechenden vom Nutzer eingebrachten Gegenständen entstehen, gleich welcher Art, Herkunft, Dauer und welchen Umfangs die Einwirkungen sind, es sei denn, dass der Überlasser den Schaden vorsätzlich oder grob fahrlässig herbeigeführt hat.</text:span></text:p>
        </text:list-item>
        <text:list-item>
          <text:p text:style-name="P11"><text:span text:style-name="T13">Bei kurzfristigen Störungen der </text:span><text:span text:style-name="T18">Nutzbarkeit der Sachen</text:span><text:span text:style-name="T13"> kann der Nutzer gegenüber dem Überlasser keine Schadensersatzansprüche geltend machen, sofern den Überlasser daran kein Verschulden trifft. </text:span></text:p>
        </text:list-item>
        <text:list-item>
          <text:p text:style-name="P11"><text:span text:style-name="T13">Der Nutzer haftet dem Überlasser gegenüber für sämtliche Nachteile und Schäden, die durch ihn selbst, durch </text:span><text:span text:style-name="T18">die mit Sachen in Ko</text:span><text:span text:style-name="T20">n</text:span><text:span text:style-name="T18">takt kommende </text:span><text:span text:style-name="T13">Personen, durch Kunden oder selbst in seinem Einflussbereich stehende Dritte, entstehen.</text:span></text:p>
        </text:list-item>
      </text:list>
      <text:h text:style-name="P32" text:outline-level="2"><text:span text:style-name="T13">§ 11 Besondere Vereinbarungen</text:span></text:h>
      <text:p text:style-name="P14"><draw:control text:anchor-type="as-char" svg:y="-0.2091in" draw:z-index="9" draw:style-name="gr1" draw:text-style-name="P39" svg:width="6.6185in" svg:height="0.7961in" draw:control="control10"/></text:p>
      <text:h text:style-name="P32" text:outline-level="2"><text:span text:style-name="T13">§ 12 Sonstiges</text:span></text:h>
      <text:list xml:id="list2479401873944567817" text:style-name="L7">
        <text:list-item>
          <text:p text:style-name="P12"><text:span text:style-name="T13">Mündliche Nebenabreden zu diesem Vertrag bestehen nicht.</text:span></text:p>
        </text:list-item>
        <text:list-item>
          <text:p text:style-name="P12"><text:span text:style-name="T13">Änderungen oder Ergänzungen des Vertrages sind nur wirksam, wenn sie schriftlich vereinbart werden. </text:span></text:p>
        </text:list-item>
        <text:list-item>
          <text:p text:style-name="P12"><text:span text:style-name="T13">Ist oder wird eine Bestimmung dieses Vertrages unwirksam, so berührt dies die Wirksamkeit des Vertrages nicht.</text:span></text:p>
          <text:p text:style-name="P12"><text:span text:style-name="T13"/></text:p>
        </text:list-item>
      </text:list>
      <text:p text:style-name="P14"><draw:control text:anchor-type="as-char" svg:y="-0.2091in" draw:z-index="10" draw:style-name="gr1" draw:text-style-name="P39" svg:width="6.587in" svg:height="0.6803in" draw:control="control11"/></text:p>
      <text:p text:style-name="P6"><text:span text:style-name="T13">Ort, Datum, Unterschrift und Name des Überlassers</text:span></text:p>
      <text:p text:style-name="P6"><text:span text:style-name="T13"/></text:p>
      <text:p text:style-name="P14"><draw:control text:anchor-type="as-char" svg:y="-0.2091in" draw:z-index="11" draw:style-name="gr1" draw:text-style-name="P39" svg:width="6.587in" svg:height="0.6803in" draw:control="control12"/></text:p>
      <text:p text:style-name="P6"><text:span text:style-name="T13">Ort, Datum, Unterschrift und Name des Nutzers</text:span></text:p>
      <text:p text:style-name="P6"><text:span text:style-name="T13"/></text:p>
      <text:p text:style-name="P14"><draw:control text:anchor-type="as-char" svg:y="-0.2091in" draw:z-index="12" draw:style-name="gr1" draw:text-style-name="P39" svg:width="6.587in" svg:height="0.6803in" draw:control="control13"/></text:p>
      <text:p text:style-name="P6"><text:span text:style-name="T13">Ort, Datum, Unterschrift und Name des Vornutzers, wenn vorhanden, siehe §9 (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c257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span text:style-name="MT1">Seite </text:span><text:page-number text:select-page="current">5</text:page-number> <text:span text:style-name="MT1">von </text:span><text:span text:style-name="MT1"><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1T19:17:42.913658604</meta:creation-date>
    <meta:generator>LibreOffice/4.3.3.2$Linux_X86_64 LibreOffice_project/430m0$Build-2</meta:generator>
    <dc:date>2019-01-11T23:36:21.635487243</dc:date>
    <meta:editing-duration>PT3H13M7S</meta:editing-duration>
    <meta:editing-cycles>32</meta:editing-cycles>
    <meta:document-statistic meta:table-count="0" meta:image-count="0" meta:object-count="0" meta:page-count="5" meta:paragraph-count="75" meta:word-count="1128" meta:character-count="8361" meta:non-whitespace-character-count="7297"/>
  </office:meta>
</office:document-meta>
</file>